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officeooo:paragraph-rsid="001b927a"/>
    </style:style>
    <style:style style:name="P2"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7f4d7" style:font-size-asian="12pt" style:font-name-complex="Times New Roman1" style:font-size-complex="12pt"/>
    </style:style>
    <style:style style:name="T3" style:family="text">
      <style:text-properties style:font-name="Times New Roman" fo:font-size="12pt" officeooo:rsid="001979da" style:font-size-asian="12pt" style:font-name-complex="Times New Roman1" style:font-size-complex="12pt"/>
    </style:style>
    <style:style style:name="T4" style:family="text">
      <style:text-properties style:font-name="Times New Roman" fo:font-size="12pt" officeooo:rsid="001f54bb" style:font-size-asian="12pt" style:font-name-complex="Times New Roman1" style:font-size-complex="12pt"/>
    </style:style>
    <style:style style:name="T5" style:family="text">
      <style:text-properties style:font-name="Times New Roman" fo:font-size="12pt" officeooo:rsid="00231b21" style:font-size-asian="12pt" style:font-name-complex="Times New Roman1" style:font-size-complex="12pt"/>
    </style:style>
    <style:style style:name="T6" style:family="text">
      <style:text-properties style:font-name="Times New Roman" fo:font-size="12pt" officeooo:rsid="002510e4" style:font-size-asian="12pt" style:font-name-complex="Times New Roman1" style:font-size-complex="12pt"/>
    </style:style>
    <style:style style:name="T7" style:family="text">
      <style:text-properties style:font-name="Times New Roman" fo:font-size="12pt" officeooo:rsid="0025b391" style:font-size-asian="12pt" style:font-name-complex="Times New Roman1" style:font-size-complex="12pt"/>
    </style:style>
    <style:style style:name="T8" style:family="text">
      <style:text-properties officeooo:rsid="0021bd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trick Austin<text:line-break/>CS 202 Project <text:span text:style-name="T8">6</text:span> Documentation</text:p>
      <text:p text:style-name="P1"><text:span text:style-name="T1">Purpose: <text:line-break/></text:span><text:span text:style-name="T5">This project re-implements the specifications of Project 5 using classes for all operations </text:span><text:span text:style-name="T7">involving cards and players</text:span><text:span text:style-name="T5">. This has significantly changed the structure of the program, the functionality of which has been forked into multiple different files. As with last week, the program shuffles and deals the cards </text:span><text:span text:style-name="T7">as per scat rules</text:span><text:span text:style-name="T5"> to a user-specified number of players. <text:line-break/></text:span><text:span text:style-name="T1">Design: <text:line-break/></text:span><text:span text:style-name="T5">While the logic and structure of the program borrows from the previous project, the introduction of classes has greatly reduced the number of functions within the main driver. Additionally, the code has been cleaned up by the introduction of the ability to use offset notation with pointers, which has reduced or eliminated the need for reset pointers, loops that increment pointers one step at a time, etc. Additionally, the use of constructors and destructors ha</text:span><text:span text:style-name="T7">s </text:span><text:span text:style-name="T5">reduced the need to initialize and deallocate values </text:span><text:span text:style-name="T7">for the data members of cards and players</text:span><text:span text:style-name="T5"> within the driver itself. All in all, a huge amount of the operations of the program have been changed to accommodate shuffling and dealing cards using the member functions of the card and player classes, and I think it represents a huge improvement in the readability and simplicity of the code.<text:line-break/></text:span><text:span text:style-name="T1">Problems: <text:line-break/></text:span><text:span text:style-name="T5">The vast preponderance of problems I had with this project concerned a fateful decision to attempt to write the copy member function of the card class using a source card as a parameter. As far as I could figure out, this caused the program to call the destructor for the </text:span><text:soft-page-break/><text:span text:style-name="T5">source card every time the copy function was called, deallocating the data members of the source card- presumably because the source card was going out of scope at the end of the copy function. After much banging of head on wall </text:span><text:span text:style-name="T7">to realize what was going on I</text:span><text:span text:style-name="T5"> changed the card copy function to take a pointer to a card for a parameter instead, which resolved this issue. It did cause somewhat messier code, though, with some extra pointers being declared and manipulated in the main driver simply to be fed to the copy function. Considering the apparent impossibility of passing the function a card, though, I was unable to find a better way to write a copy function with my present knowledge. I anticipate the operator overload concept we are soon to learn would be helpful in this regard.</text:span><text:span text:style-name="T4"><text:line-break/></text:span><text:span text:style-name="T5">Possible changes, given more time:</text:span><text:span text:style-name="T1"><text:line-break/></text:span><text:span text:style-name="T2">N/A, </text:span><text:span text:style-name="T3">I am satisfied that this program meets the requirements set out by the prompt. </text:span><text:span text:style-name="T5">I am sure there is a better way to write a copy function (or remov</text:span><text:span text:style-name="T6">e</text:span><text:span text:style-name="T5"> the need for it by making the assignment operator fully and correctly work for a class) but I simply don't know it y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20</meta:editing-cycles>
    <meta:creation-date>2014-09-03T01:05:00</meta:creation-date>
    <dc:date>2014-10-13T12:51:42.371754996</dc:date>
    <meta:editing-duration>PT26M2S</meta:editing-duration>
    <meta:generator>LibreOffice/4.2.6.3$Linux_X86_64 LibreOffice_project/420m0$Build-3</meta:generator>
    <meta:document-statistic meta:table-count="0" meta:image-count="0" meta:object-count="0" meta:page-count="2" meta:paragraph-count="2" meta:word-count="458" meta:character-count="2677" meta:non-whitespace-character-count="22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